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100000268B9EED2098B986CC1.png" manifest:media-type="image/png"/>
  <manifest:file-entry manifest:full-path="Pictures/10000001000001E0000001C7C1532AE0DD189127.png" manifest:media-type="image/png"/>
  <manifest:file-entry manifest:full-path="Pictures/100000010000023B000001911B6C0BB0F4E50036.png" manifest:media-type="image/png"/>
  <manifest:file-entry manifest:full-path="Pictures/100000010000038E000003645931BC5B37BD6F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1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draw:style-name="gr1" draw:text-style-name="P1" draw:layer="layout" svg:width="13.335cm" svg:height="12.72cm" svg:x="6.985cm" svg:y="1.905cm">
          <draw:image xlink:href="Pictures/100000010000038E000003645931BC5B37BD6F18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2.384cm" svg:x="0.635cm" svg:y="3.81cm">
          <draw:text-box>
            <text:p>Disko Bay /</text:p>
            <text:p>Eqip Sermia system</text:p>
          </draw:text-box>
        </draw:frame>
        <draw:frame draw:style-name="gr2" draw:text-style-name="P2" draw:layer="layout" svg:width="6.35cm" svg:height="2.384cm" svg:x="0.635cm" svg:y="10.795cm">
          <draw:text-box>
            <text:p>Nuup Kangerlua /</text:p>
            <text:p>Nuuk system</text:p>
          </draw:text-box>
        </draw:frame>
        <draw:frame draw:style-name="gr2" draw:text-style-name="P2" draw:layer="layout" svg:width="6.35cm" svg:height="4.517cm" svg:x="20.32cm" svg:y="3.81cm">
          <draw:text-box>
            <text:p>Scoresbysund system, including:</text:p>
            <text:p>- G<text:span text:style-name="T1">å</text:span>sefjord</text:p>
            <text:p>- Vestfjord</text:p>
            <text:p>- R<text:span text:style-name="T1">ø</text:span><text:span text:style-name="T2">defjord</text:span></text:p>
            <text:p><text:span text:style-name="T2">- Hinks Lan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>
        <office:forms form:automatic-focus="false" form:apply-design-mode="false"/>
        <draw:frame draw:style-name="gr1" draw:text-style-name="P1" draw:layer="layout" svg:width="15.107cm" svg:height="10.609cm" svg:x="6.465cm" svg:y="2.573cm">
          <draw:image xlink:href="Pictures/100000010000023B000001911B6C0BB0F4E500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>
        <office:forms form:automatic-focus="false" form:apply-design-mode="false"/>
        <draw:frame draw:style-name="gr1" draw:text-style-name="P1" draw:layer="layout" svg:width="12.699cm" svg:height="12.038cm" svg:x="7.669cm" svg:y="1.859cm">
          <draw:image xlink:href="Pictures/10000001000001E0000001C7C1532AE0DD1891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>
        <office:forms form:automatic-focus="false" form:apply-design-mode="false"/>
        <draw:frame draw:style-name="gr1" draw:text-style-name="P1" draw:layer="layout" svg:width="15.948cm" svg:height="13.935cm" svg:x="5.715cm" svg:y="1.27cm">
          <draw:image xlink:href="Pictures/10000001000002C100000268B9EED2098B986C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2T11:05:29.171966999</meta:creation-date>
    <meta:editing-duration>PT1M6S</meta:editing-duration>
    <meta:editing-cycles>2</meta:editing-cycles>
    <meta:generator>LibreOffice/7.3.7.2$Linux_X86_64 LibreOffice_project/30$Build-2</meta:generator>
    <dc:title>Portfolio</dc:title>
    <dc:date>2023-06-22T11:16:55.998275352</dc:date>
    <meta:document-statistic meta:object-count="72"/>
  </office:meta>
</office:document-meta>
</file>